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StackTraceException.fillI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lInStackTraceScenariosTest.avoids_N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lInStackTraceScenariosTest.uses_return_value_from_fillIn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StackTraceException.fillI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